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0.699cm" style:rel-column-width="396*"/>
    </style:style>
    <style:style style:name="Tableau1.B" style:family="table-column">
      <style:table-column-properties style:column-width="16.302cm" style:rel-column-width="9242*"/>
    </style:style>
    <style:style style:name="Tableau1.A1" style:family="table-cell">
      <style:table-cell-properties fo:padding="0.097cm" fo:border="none"/>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a6f5c"/>
    </style:style>
    <style:style style:name="P3" style:family="paragraph" style:parent-style-name="Standard">
      <style:paragraph-properties fo:text-align="justify" style:justify-single-word="false"/>
      <style:text-properties fo:font-weight="bold" officeooo:rsid="000cf695" officeooo:paragraph-rsid="000cf695" style:font-weight-asian="bold" style:font-weight-complex="bold"/>
    </style:style>
    <style:style style:name="P4" style:family="paragraph" style:parent-style-name="Standard">
      <style:paragraph-properties fo:text-align="center" style:justify-single-word="false"/>
      <style:text-properties fo:font-size="18pt" fo:font-weight="bold" officeooo:rsid="0009ec27" officeooo:paragraph-rsid="0009ec27" style:font-size-asian="18pt" style:font-weight-asian="bold" style:font-size-complex="18pt" style:font-weight-complex="bold"/>
    </style:style>
    <style:style style:name="P5" style:family="paragraph" style:parent-style-name="Standard">
      <style:paragraph-properties fo:text-align="justify" style:justify-single-word="false"/>
      <style:text-properties officeooo:rsid="000a6f5c" officeooo:paragraph-rsid="000a6f5c"/>
    </style:style>
    <style:style style:name="P6" style:family="paragraph" style:parent-style-name="Standard">
      <style:paragraph-properties fo:text-align="justify" style:justify-single-word="false"/>
      <style:text-properties officeooo:rsid="000bd058" officeooo:paragraph-rsid="000bd058"/>
    </style:style>
    <style:style style:name="P7" style:family="paragraph" style:parent-style-name="Standard">
      <style:paragraph-properties fo:text-align="end" style:justify-single-word="false"/>
      <style:text-properties officeooo:paragraph-rsid="000a6f5c"/>
    </style:style>
    <style:style style:name="P8" style:family="paragraph" style:parent-style-name="Table_20_Contents">
      <style:paragraph-properties fo:text-align="end" style:justify-single-word="false"/>
      <style:text-properties fo:font-style="italic" officeooo:rsid="000a6f5c" officeooo:paragraph-rsid="000a6f5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officeooo:rsid="0009ec27" style:font-style-asian="italic" style:font-style-complex="italic"/>
    </style:style>
    <style:style style:name="T3" style:family="text">
      <style:text-properties fo:font-style="italic" officeooo:rsid="000a6f5c" style:font-style-asian="italic" style:font-style-complex="italic"/>
    </style:style>
    <style:style style:name="T4" style:family="text">
      <style:text-properties officeooo:rsid="0009ec27"/>
    </style:style>
    <style:style style:name="T5" style:family="text">
      <style:text-properties officeooo:rsid="000a6f5c"/>
    </style:style>
    <style:style style:name="T6" style:family="text">
      <style:text-properties officeooo:rsid="000bd05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Kant : impératif hypothétique et impératif catégorique</text:p>
      <text:p text:style-name="P1"/>
      <text:p text:style-name="P1"/>
      <table:table table:name="Tableau1" table:style-name="Tableau1">
        <table:table-column table:style-name="Tableau1.A"/>
        <table:table-column table:style-name="Tableau1.B"/>
        <table:table-row table:style-name="TableLine2249191450336">
          <table:table-cell table:style-name="Tableau1.A1" office:value-type="string">
            <text:p text:style-name="P8">1</text:p>
            <text:p text:style-name="P8"/>
            <text:p text:style-name="P8"/>
            <text:p text:style-name="P8"/>
            <text:p text:style-name="P8">5</text:p>
            <text:p text:style-name="P8"/>
            <text:p text:style-name="P8"/>
            <text:p text:style-name="P8"/>
            <text:p text:style-name="P8"/>
            <text:p text:style-name="P8">10</text:p>
            <text:p text:style-name="P8"/>
            <text:p text:style-name="P8"/>
            <text:p text:style-name="P8"/>
            <text:p text:style-name="P8"/>
            <text:p text:style-name="P8">15</text:p>
            <text:p text:style-name="P8"/>
            <text:p text:style-name="P8"/>
            <text:p text:style-name="P8"/>
            <text:p text:style-name="P8"/>
            <text:p text:style-name="P8">20</text:p>
            <text:p text:style-name="P8"/>
            <text:p text:style-name="P8"/>
            <text:p text:style-name="P8"/>
            <text:p text:style-name="P8"/>
            <text:p text:style-name="P8">25</text:p>
            <text:p text:style-name="P8"/>
            <text:p text:style-name="P8"/>
            <text:p text:style-name="P8"/>
            <text:p text:style-name="P8"/>
            <text:p text:style-name="P8">30</text:p>
            <text:p text:style-name="P8"/>
            <text:p text:style-name="P8"/>
            <text:p text:style-name="P8"/>
            <text:p text:style-name="P8"/>
          </table:table-cell>
          <table:table-cell table:style-name="Tableau1.A1" office:value-type="string">
            <text:p text:style-name="P2"><text:tab/><text:span text:style-name="T4">[…] T</text:span>ous les impératifs commandent ou <text:span text:style-name="T1">hypothétiquement</text:span> ou <text:span text:style-name="T1">catégoriquement</text:span>. Les impératifs hypothétiques représentent la nécessité pratique d'une action possible, considérée comme moyen d'arriver à quelque autre chose que l'on veut (ou du moins qu'il est possible qu'on veuille). L'impératif catégorique serait celui qui représenterait une action comme nécessaire pour elle-même, et sans rapport à un autre but, comme nécessaire objectivement. <text:span text:style-name="T4">[…]</text:span></text:p>
            <text:p text:style-name="P2"><text:tab/>L'impératif hypothétique exprime donc seulement que l'action est bonne en vue de quelque fin, possible ou réelle. <text:span text:style-name="T4">[…]</text:span></text:p>
            <text:p text:style-name="P2"><text:tab/>Toutes les sciences ont une partie pratique, consistant en des problèmes qui supposent que quelque fin est possible pour nous, et en des impératifs qui énoncent comment cette fin peut être atteinte. Ces impératifs peuvent donc être appelés en général des impératifs de <text:span text:style-name="T4">l’</text:span><text:span text:style-name="T2">habileté</text:span>. Que la fin soit raisonnable et bonne, ce n'est pas du tout de cela qu'il s'agit ici, mais seulement de ce qu'il faut faire pour l'atteindre. Les prescriptions que doit suivre le médecin pour guérir radicalement son homme, celles que doit suivre un empoisonneur pour le tuer à coup sûr, sont d'égale valeur, en tant qu'elles leur servent les unes et les autres à accomplir parfaitement leurs desseins. <text:span text:style-name="T4">[...]</text:span></text:p>
            <text:p text:style-name="P2"><text:tab/>Il y a cependant une fin que l'on peut supposer réelle chez tous les êtres raisonnables <text:span text:style-name="T4">[…]</text:span>, par conséquent un but qui n'est pas pour eux une simple possibilité, mais dont on peut certainement admettre que tous se le proposent effectivement en vertu d'une nécessité naturelle, et ce but est le bonheur. On ne peut pas présenter simplement <text:span text:style-name="T4">[l'impératif hypothétique qui représente la nécessité pratique de l'action comme moyen d'arriver au bonheur] </text:span>comme indispensable à la réalisation d'une fin incertaine, seulement possible, mais d'une fin que l'on peut supposer avec certitude et <text:span text:style-name="T1">a priori</text:span> chez tous les hommes, parce qu'elle fait partie de leur essence. Or on peut donner le nom de <text:span text:style-name="T1">prudence</text:span>, en prenant ce mot dans son sens le plus étroit, à l'habileté dans le choix des moyens qui nous conduisent à notre plus grand bien-être. Aussi l'impératif qui se rapporte aux choix des moyens en vue de notre bonheur propre, c'est-à-dire la prescription de la prudence, n'est toujours qu'hypothétique ; l'action est commandée, non pas absolument, mais seulement comme moyen pour un autre but.</text:p>
            <text:p text:style-name="P2"><text:tab/>Enfin il y a un impératif qui, sans poser en principe et comme condition quelque autre but à atteindre par une certaine conduite, commande immédiatement cette conduite. Cet impératif est <text:span text:style-name="T2">catégorique</text:span>. Il concerne, non la matière de l'action, ni ce qui doit en résulter, mais la forme et le principe dont elle résulte elle-même ; et ce qu'il y a en elle d'essentiellement bon consiste dans l'intention, quelles que soient les conséquences. Cet impératif peut être nommé l'impératif de la <text:span text:style-name="T2">moralité</text:span>.</text:p>
          </table:table-cell>
        </table:table-row>
      </table:table>
      <text:p text:style-name="P7"><text:span text:style-name="T5">E. Kant, </text:span><text:span text:style-name="T3">Fondements de la Métaphysique des mœurs</text:span><text:span text:style-name="T5">, Section II</text:span></text:p>
      <text:p text:style-name="P5"/>
      <text:p text:style-name="P3">Question :</text:p>
      <text:p text:style-name="P3"/>
      <text:p text:style-name="P5">1. Expliquez simplement la distinction entre impératif hypothétique et impératif catégorique. Explicitez la définition de l’impératif hypothétique en prenant un exemple simple.</text:p>
      <text:p text:style-name="P5">2. Il existe en fait deux formes d’impératifs hypothétiques. Donnez le nom de chacun de ce impératifs, donnez un exemple pour chacun.</text:p>
      <text:p text:style-name="P5">3. (lignes 13-16) Qu’est-ce qui fait qu’un impératif hypothétique est un <text:span text:style-name="T1">bon</text:span> impératif ?</text:p>
      <text:p text:style-name="P5">4. Qu’est-ce qui fait la particularité de l’idée de bonheur d’après Kant ?</text:p>
      <text:p text:style-name="P5">5. L<text:span text:style-name="T6">es conseils qui visent à me permettre de trouver le bonheur sont-ils des impératifs catégoriques ? Pourquoi ?</text:span></text:p>
      <text:p text:style-name="P6">6. (lignes 29-34) Kant précise ici deux différences entre l’impératif hypothétique et l’impératif catégorique : identifiez-les. Donnez un exemple d’impératif catégoriqu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16T21:48:57.930000000</meta:creation-date>
    <dc:date>2023-01-16T22:52:07.009000000</dc:date>
    <meta:editing-duration>PT32M28S</meta:editing-duration>
    <meta:editing-cycles>1</meta:editing-cycles>
    <meta:document-statistic meta:table-count="1" meta:image-count="0" meta:object-count="0" meta:page-count="1" meta:paragraph-count="21" meta:word-count="587" meta:character-count="3725" meta:non-whitespace-character-count="3154"/>
    <meta:generator>LibreOffice/7.3.1.3$Windows_X86_64 LibreOffice_project/a69ca51ded25f3eefd52d7bf9a5fad8c90b87951</meta:generator>
  </office:meta>
</office:document-meta>
</file>